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2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443550" style:font-size-asian="10pt" style:font-size-complex="10pt"/>
    </style:style>
    <style:style style:name="P4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5" style:family="paragraph" style:parent-style-name="Standard">
      <style:paragraph-properties fo:margin-left="0in" fo:margin-top="0.2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7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463f84" officeooo:paragraph-rsid="0048282b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49d999" officeooo:paragraph-rsid="0049d999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4b7976" officeooo:paragraph-rsid="004b7976" style:font-size-asian="10pt" style:font-size-complex="10pt"/>
    </style:style>
    <style:style style:name="P10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6fdbdd" officeooo:paragraph-rsid="006fdbdd" style:font-size-asian="10pt" style:font-size-complex="10pt"/>
    </style:style>
    <style:style style:name="P11" style:family="paragraph" style:parent-style-name="Standard" style:master-page-name="">
      <style:paragraph-properties fo:margin-top="0in" fo:margin-bottom="0in" style:contextual-spacing="false" fo:line-height="115%" style:page-number="auto" fo:break-before="page"/>
      <style:text-properties style:font-name="Liberation Sans" fo:font-size="10pt" officeooo:rsid="006979da" officeooo:paragraph-rsid="006a071d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979da" officeooo:paragraph-rsid="006a071d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6bf192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748ce1" style:font-size-asian="10pt" style:font-size-complex="10pt"/>
    </style:style>
    <style:style style:name="P1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544bad" style:font-size-asian="10pt" style:font-size-complex="10pt"/>
    </style:style>
    <style:style style:name="P16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18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63d9e" officeooo:paragraph-rsid="00563d9e" style:font-size-asian="10pt" style:font-size-complex="10pt"/>
    </style:style>
    <style:style style:name="P19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Liberation Sans" fo:font-size="10pt" officeooo:rsid="00563d9e" officeooo:paragraph-rsid="00563d9e" style:font-size-asian="10pt" style:font-size-complex="10pt"/>
    </style:style>
    <style:style style:name="P20" style:family="paragraph" style:parent-style-name="Standard">
      <style:paragraph-properties fo:margin-left="0in" fo:margin-top="0.1in" fo:margin-bottom="0.0598in" style:contextual-spacing="false" fo:line-height="115%"/>
      <style:text-properties style:font-name="Liberation Sans" fo:font-size="10pt" officeooo:rsid="00563d9e" officeooo:paragraph-rsid="00563d9e" style:font-size-asian="10pt" style:font-size-complex="10pt"/>
    </style:style>
    <style:style style:name="P21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Liberation Sans" fo:font-size="10pt" officeooo:rsid="00563d9e" officeooo:paragraph-rsid="0058a976" style:font-size-asian="10pt" style:font-size-complex="10pt"/>
    </style:style>
    <style:style style:name="P2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5045f" officeooo:paragraph-rsid="00563d9e" style:font-size-asian="10pt" style:font-size-complex="10pt"/>
    </style:style>
    <style:style style:name="P2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55045f" officeooo:paragraph-rsid="00563d9e" style:font-size-asian="10pt" style:font-size-complex="10pt"/>
    </style:style>
    <style:style style:name="P24" style:family="paragraph" style:parent-style-name="Standard">
      <style:paragraph-properties fo:margin-left="0in" fo:margin-top="0.0598in" fo:margin-bottom="0in" style:contextual-spacing="false" fo:line-height="115%"/>
      <style:text-properties style:font-name="Liberation Sans" fo:font-size="10pt" officeooo:rsid="0055045f" officeooo:paragraph-rsid="0058a976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43550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65793e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49d999" officeooo:paragraph-rsid="0049d999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4b7976" officeooo:paragraph-rsid="004b7976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/>
      <style:text-properties style:font-name="Noto Mono" fo:font-size="10pt" officeooo:rsid="0065793e" officeooo:paragraph-rsid="0065793e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Noto Mono" fo:font-size="10pt" officeooo:rsid="006979da" officeooo:paragraph-rsid="006a071d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/>
      <style:text-properties style:font-name="Noto Mono" fo:font-size="10pt" officeooo:rsid="00711f34" officeooo:paragraph-rsid="00711f34" style:font-size-asian="10pt" style:font-size-complex="10pt"/>
    </style:style>
    <style:style style:name="P34" style:family="paragraph" style:parent-style-name="Table_20_Contents">
      <style:text-properties style:font-name="Noto Mono" fo:font-size="10pt" officeooo:rsid="00711f34" officeooo:paragraph-rsid="00711f34" style:font-size-asian="10pt" style:font-size-complex="10pt"/>
    </style:style>
    <style:style style:name="P35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563d9e" officeooo:paragraph-rsid="00563d9e" style:font-size-asian="10pt" style:font-size-complex="10pt"/>
    </style:style>
    <style:style style:name="P36" style:family="paragraph" style:parent-style-name="Table_20_Contents">
      <style:text-properties style:font-name="Noto Mono" fo:font-size="10pt" officeooo:rsid="0049d999" officeooo:paragraph-rsid="0049d999" fo:background-color="#cccccc" style:font-size-asian="10pt" style:font-size-complex="10pt"/>
    </style:style>
    <style:style style:name="P37" style:family="paragraph" style:parent-style-name="Table_20_Contents">
      <style:text-properties style:font-name="Noto Mono" fo:font-size="10pt" officeooo:rsid="004b7976" officeooo:paragraph-rsid="004b7976" fo:background-color="#cccccc" style:font-size-asian="10pt" style:font-size-complex="10pt"/>
    </style:style>
    <style:style style:name="P38" style:family="paragraph" style:parent-style-name="Table_20_Contents">
      <style:text-properties style:font-name="Noto Mono" fo:font-size="10pt" officeooo:rsid="004b7976" officeooo:paragraph-rsid="0049d999" fo:background-color="#cccccc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fo:background-color="#cccccc" style:font-size-asian="10pt" style:font-size-complex="10pt"/>
    </style:style>
    <style:style style:name="P40" style:family="paragraph" style:parent-style-name="Table_20_Contents">
      <style:text-properties style:font-name="Noto Mono" fo:font-size="10pt" officeooo:rsid="0050f2f3" officeooo:paragraph-rsid="0050f2f3" fo:background-color="transparent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748ce1" officeooo:paragraph-rsid="00748ce1" style:font-size-asian="10pt" style:font-size-complex="10pt"/>
    </style:style>
    <style:style style:name="P4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772b9a" style:font-size-asian="10pt" style:font-size-complex="10pt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43550"/>
    </style:style>
    <style:style style:name="T4" style:family="text">
      <style:text-properties officeooo:rsid="00463f84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48282b"/>
    </style:style>
    <style:style style:name="T7" style:family="text">
      <style:text-properties officeooo:rsid="0048343e"/>
    </style:style>
    <style:style style:name="T8" style:family="text">
      <style:text-properties officeooo:rsid="004b7976"/>
    </style:style>
    <style:style style:name="T9" style:family="text">
      <style:text-properties style:font-name="Noto Mono"/>
    </style:style>
    <style:style style:name="T10" style:family="text">
      <style:text-properties style:font-name="Noto Mono" officeooo:rsid="006bf192"/>
    </style:style>
    <style:style style:name="T11" style:family="text">
      <style:text-properties officeooo:rsid="004e37a3"/>
    </style:style>
    <style:style style:name="T12" style:family="text">
      <style:text-properties officeooo:rsid="004e48ad"/>
    </style:style>
    <style:style style:name="T13" style:family="text">
      <style:text-properties officeooo:rsid="004ee788"/>
    </style:style>
    <style:style style:name="T14" style:family="text">
      <style:text-properties officeooo:rsid="004fe858"/>
    </style:style>
    <style:style style:name="T15" style:family="text">
      <style:text-properties officeooo:rsid="0050f2f3"/>
    </style:style>
    <style:style style:name="T16" style:family="text">
      <style:text-properties officeooo:rsid="00544bad"/>
    </style:style>
    <style:style style:name="T17" style:family="text">
      <style:text-properties officeooo:rsid="00563d9e"/>
    </style:style>
    <style:style style:name="T18" style:family="text">
      <style:text-properties officeooo:rsid="00570ef6"/>
    </style:style>
    <style:style style:name="T19" style:family="text">
      <style:text-properties officeooo:rsid="005711d6"/>
    </style:style>
    <style:style style:name="T20" style:family="text">
      <style:text-properties officeooo:rsid="0058a976"/>
    </style:style>
    <style:style style:name="T21" style:family="text">
      <style:text-properties officeooo:rsid="0059044e"/>
    </style:style>
    <style:style style:name="T22" style:family="text">
      <style:text-properties officeooo:rsid="005d0f28"/>
    </style:style>
    <style:style style:name="T23" style:family="text">
      <style:text-properties officeooo:rsid="00611486"/>
    </style:style>
    <style:style style:name="T24" style:family="text">
      <style:text-properties officeooo:rsid="0042f227"/>
    </style:style>
    <style:style style:name="T25" style:family="text">
      <style:text-properties officeooo:rsid="0063b888"/>
    </style:style>
    <style:style style:name="T26" style:family="text">
      <style:text-properties officeooo:rsid="0065793e"/>
    </style:style>
    <style:style style:name="T27" style:family="text">
      <style:text-properties officeooo:rsid="00662a3b"/>
    </style:style>
    <style:style style:name="T28" style:family="text">
      <style:text-properties officeooo:rsid="006979da"/>
    </style:style>
    <style:style style:name="T29" style:family="text">
      <style:text-properties officeooo:rsid="006a071d"/>
    </style:style>
    <style:style style:name="T30" style:family="text">
      <style:text-properties officeooo:rsid="006ab6c7"/>
    </style:style>
    <style:style style:name="T31" style:family="text">
      <style:text-properties officeooo:rsid="006bf192"/>
    </style:style>
    <style:style style:name="T32" style:family="text">
      <style:text-properties officeooo:rsid="006d1fa0"/>
    </style:style>
    <style:style style:name="T33" style:family="text">
      <style:text-properties officeooo:rsid="006e5f4d"/>
    </style:style>
    <style:style style:name="T34" style:family="text">
      <style:text-properties officeooo:rsid="00711f34"/>
    </style:style>
    <style:style style:name="T35" style:family="text">
      <style:text-properties officeooo:rsid="00748ce1"/>
    </style:style>
    <style:style style:name="T36" style:family="text">
      <style:text-properties officeooo:rsid="00772b9a"/>
    </style:style>
    <style:style style:name="T37" style:family="text">
      <style:text-properties officeooo:rsid="007a8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Instrukcja obsługi</text:span><text:span text:style-name="T2"> zasilaczy +/-10A </text:span><text:span text:style-name="T33">do kwadrupoli w linii pionowej</text:span></text:p>
      <text:p text:style-name="P5"/>
      <text:p text:style-name="P4">Data: <text:span text:style-name="T16">13</text:span><text:span text:style-name="T1"> </text:span><text:span text:style-name="T2">października</text:span><text:span text:style-name="T1"> </text:span>2025</text:p>
      <text:p text:style-name="P4">Sporządził: K. Olejarczyk</text:p>
      <text:p text:style-name="P4"/>
      <text:p text:style-name="P15">1. Sterowanie zasilaczami odbywa się przez łącze szeregowe. Zalecanym terminalem do komunikacji z zasilaczami jest cutecom, ze względu na buforowanie wysyłanych komend (tj. wysłanie kompletnej komendy następuje po naciśnięciu Enter).</text:p>
      <text:p text:style-name="P16">2. Terminal cutecom zapamiętuje ostatnie ustawienia parametrów portu. Konfiguracja portu jest następująca: </text:p>
      <text:p text:style-name="P17">Device= /dev/ttyUSB0<text:tab/><text:tab/>Baudrate= 4800<text:span text:style-name="T37"><text:tab/></text:span><text:tab/>DataBits= 8<text:tab/><text:span text:style-name="T37"><text:tab/></text:span>FlowControl= None</text:p>
      <text:p text:style-name="P17">Open Mode=<text:span text:style-name="T22"> </text:span>Read/Write<text:tab/>Stop Bits= 1</text:p>
      <text:p text:style-name="P18">Protokół komunikacji z zasilaczami wymaga, żeby Enter powodował wysłanie CR/LF.</text:p>
      <text:p text:style-name="P22">3. Aplikacja cutecom jest programem graficznym, można ją uruchomić za pomocą myszy. Następnie należy otworzyć port szeregowy. <text:span text:style-name="T18">Po otworzeniu portu, powinno się aktywować pole Input, służące do wpisywania komend.</text:span></text:p>
      <text:p text:style-name="P23">Jeżeli port się otwiera<text:span text:style-name="T20">, ale pole Input jest wyszarzone</text:span>, oznacza<text:span text:style-name="T20"> to, że p</text:span><text:span text:style-name="T17">ort jest już </text:span><text:span text:style-name="T20">używany</text:span><text:span text:style-name="T19">,</text:span><text:span text:style-name="T17"> np. jest <text:s/>aktywna inna instancja cutecom.</text:span><text:span text:style-name="T19"> Jeżeli </text:span><text:span text:style-name="T20">na komputerze lokalnym działa cutecom uruchomiony zdalnie, na ekranie komputera lokalnego nie będziemy tego widzieć. Można to sprawdzić za pomocą komend takich, jak np.:</text:span></text:p>
      <text:p text:style-name="P35">sudo lsof /dev/ttyUSB0</text:p>
      <text:p text:style-name="P35">sudo fuser /dev/ttyUSB0</text:p>
      <text:p text:style-name="P24">Jeżeli port się nie otwiera, może to oznaczać, że</text:p>
      <text:p text:style-name="P21"><text:span text:style-name="T21">-</text:span> Zasilacze nie są zasilane.</text:p>
      <text:p text:style-name="P19"><text:span text:style-name="T21">-</text:span> Wystąpił jakiś problem sprzętowy.</text:p>
      <text:p text:style-name="P20"><text:span text:style-name="T23">4</text:span>. <text:span text:style-name="T24">Protokół </text:span><text:span text:style-name="T25">komunikacji z zasilaczami</text:span><text:span text:style-name="T24"> </text:span><text:span text:style-name="T27">przedstawiono poniżej w tabeli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Komenda</text:p>
          </table:table-cell>
          <table:table-cell table:style-name="Table2.A1" office:value-type="string">
            <text:p text:style-name="P3"><text:span text:style-name="T4">O</text:span>pis</text:p>
          </table:table-cell>
          <table:table-cell table:style-name="Table2.C1" office:value-type="string">
            <text:p text:style-name="P3">Przykłady</text:p>
          </table:table-cell>
        </table:table-row>
        <table:table-row>
          <table:table-cell table:style-name="Table2.A2" office:value-type="string">
            <text:p text:style-name="P28">Z</text:p>
          </table:table-cell>
          <table:table-cell table:style-name="Table2.A2" office:value-type="string">
            <text:p text:style-name="P8">Wybiera zasilacz, do którego będą kierowane następne komendy<text:span text:style-name="T34">; dopuszcza się użycie spacji</text:span></text:p>
          </table:table-cell>
          <table:table-cell table:style-name="Table2.C2" office:value-type="string">
            <text:p text:style-name="P28">Z1</text:p>
            <text:p text:style-name="P34">Z 1</text:p>
          </table:table-cell>
        </table:table-row>
        <table:table-row>
          <table:table-cell table:style-name="Table2.A2" office:value-type="string">
            <text:p text:style-name="P28">?Z</text:p>
          </table:table-cell>
          <table:table-cell table:style-name="Table2.A2" office:value-type="string">
            <text:p text:style-name="P8">Pokazuje numer zasilacza wybranego do komunikacji</text:p>
          </table:table-cell>
          <table:table-cell table:style-name="Table2.C2" office:value-type="string">
            <text:p text:style-name="P40">?Z</text:p>
            <text:p text:style-name="P36">1</text:p>
          </table:table-cell>
        </table:table-row>
        <table:table-row>
          <table:table-cell table:style-name="Table2.A2" office:value-type="string">
            <text:p text:style-name="P26">PC</text:p>
          </table:table-cell>
          <table:table-cell table:style-name="Table2.A2" office:value-type="string">
            <text:p text:style-name="P2">Ustawia wartość prądu zasilacza w amperach<text:span text:style-name="T26">; </text:span><text:span text:style-name="T14">może być wartość ujemna</text:span><text:span text:style-name="T26">; dopuszcza</text:span><text:span text:style-name="T34"> się</text:span><text:span text:style-name="T26"> użycie "+" i spacji; kropki dziesiętnej nie można zastąpić przecinkiem</text:span></text:p>
          </table:table-cell>
          <table:table-cell table:style-name="Table2.C2" office:value-type="string">
            <text:p text:style-name="P25">PC0</text:p>
            <text:p text:style-name="P25">PC-1.23</text:p>
            <text:p text:style-name="P31">PC2.34</text:p>
            <text:p text:style-name="P27">PC<text:span text:style-name="T26"> </text:span>-1.23</text:p>
            <text:p text:style-name="P31">PC 2.34</text:p>
            <text:p text:style-name="P31">PC +5.6</text:p>
          </table:table-cell>
        </table:table-row>
        <table:table-row>
          <table:table-cell table:style-name="Table2.A2" office:value-type="string">
            <text:p text:style-name="P26">PCX</text:p>
          </table:table-cell>
          <table:table-cell table:style-name="Table2.A2" office:value-type="string">
            <text:p text:style-name="P2">Ustawia wartość prądu zasilacza w jednostkach DAC<text:span text:style-name="T3"> zapisanych szestnastkowo</text:span><text:span text:style-name="T7"> bez znaku</text:span></text:p>
          </table:table-cell>
          <table:table-cell table:style-name="Table2.C2" office:value-type="string">
            <text:p text:style-name="P30">PCX0</text:p>
            <text:p text:style-name="P26">PCXFFF</text:p>
            <text:p text:style-name="P33">PCX FFF</text:p>
          </table:table-cell>
        </table:table-row>
        <table:table-row>
          <table:table-cell table:style-name="Table2.A2" office:value-type="string">
            <text:p text:style-name="P26"><text:span text:style-name="T4">?</text:span>PC</text:p>
          </table:table-cell>
          <table:table-cell table:style-name="Table2.A2" office:value-type="string">
            <text:p text:style-name="P6">Odczytuje wartość zadaną prądu w amperach<text:span text:style-name="T13"> (jeżeli wartość prądu była zadana komendą "PCX", jest ona przeliczana na ampery</text:span><text:span text:style-name="T15"> z uwzględnieniem znaku</text:span><text:span text:style-name="T27">)</text:span></text:p>
          </table:table-cell>
          <table:table-cell table:style-name="Table2.C2" office:value-type="string">
            <text:p text:style-name="P26"><text:span text:style-name="T4">?</text:span>PC</text:p>
            <text:p text:style-name="P39">-1.23</text:p>
          </table:table-cell>
        </table:table-row>
        <table:table-row>
          <table:table-cell table:style-name="Table2.A2" office:value-type="string">
            <text:p text:style-name="P28">POWER</text:p>
          </table:table-cell>
          <table:table-cell table:style-name="Table2.A2" office:value-type="string">
            <text:p text:style-name="P8">Włącza / wyłącza stycznik mocy</text:p>
          </table:table-cell>
          <table:table-cell table:style-name="Table2.C2" office:value-type="string">
            <text:p text:style-name="P28">POWER<text:span text:style-name="T8">0</text:span></text:p>
            <text:p text:style-name="P28">POWER<text:span text:style-name="T8">1</text:span></text:p>
          </table:table-cell>
        </table:table-row>
        <table:table-row>
          <table:table-cell table:style-name="Table2.A2" office:value-type="string">
            <text:p text:style-name="P28">?POWER</text:p>
          </table:table-cell>
          <table:table-cell table:style-name="Table2.A2" office:value-type="string">
            <text:p text:style-name="P8">Pokazuje stan stycznika mocy</text:p>
          </table:table-cell>
          <table:table-cell table:style-name="Table2.C2" office:value-type="string">
            <text:p text:style-name="P28">?POWER</text:p>
            <text:p text:style-name="P38">1</text:p>
          </table:table-cell>
        </table:table-row>
        <table:table-row>
          <table:table-cell table:style-name="Table2.A2" office:value-type="string">
            <text:p text:style-name="P29">MY</text:p>
          </table:table-cell>
          <table:table-cell table:style-name="Table2.A2" office:value-type="string">
            <text:p text:style-name="P9"><text:span text:style-name="T28">Komenda diagnostyczna; m</text:span>ierzy stan logiczny sygnału zwrotnego z zasilacza (<text:span text:style-name="T15">oznaczonego </text:span>Sig2 na schemacie); powinno być "0" po "<text:span text:style-name="T9">PCX0</text:span>" oraz "1" po "<text:span text:style-name="T9">PCXFFF</text:span>"<text:span text:style-name="T12">, jeśli zasilacz reaguje prawidłowo</text:span></text:p>
          </table:table-cell>
          <table:table-cell table:style-name="Table2.C2" office:value-type="string">
            <text:p text:style-name="P29">MY</text:p>
            <text:p text:style-name="P37">1</text:p>
          </table:table-cell>
        </table:table-row>
      </table:table>
      <text:p text:style-name="P7"><text:span text:style-name="T5">Szare tło</text:span> oznacza odpowiedź zasilacza<text:span text:style-name="T6"> (</text:span>przykładową<text:span text:style-name="T6">)</text:span><text:span text:style-name="T11">.</text:span></text:p>
      <text:p text:style-name="P10"/>
      <text:p text:style-name="P11">5. <text:span text:style-name="T29">Zdalne sterowanie zasilaczami. </text:span></text:p>
      <text:p text:style-name="P12"><text:span text:style-name="T29">Na komputerze lokalnym (tj. połączonym fizycznie z zasilaczami) działa serwer ssh. Terminal cutecom można uruchomić na komputerze lokalnym zdalnie, z komputera</text:span><text:span text:style-name="T30"> linuksowego, znajdującego się w tej samej sieci.</text:span><text:span text:style-name="T31"> Zalecane jest użycie skryptu </text:span><text:span text:style-name="T10">kwadrupole-lina-pionowa</text:span><text:span text:style-name="T31">. Po wywołaniu tego skryptu pokazuje się żadanie podania hasła do zalogowania na komputer lokalny, jako użytkownik cyklotron:</text:span></text:p>
      <text:p text:style-name="P32">cyklotron@192.168.201.247's password: </text:p>
      <text:p text:style-name="P14"><text:span text:style-name="T32">Należy podać hasło, p</text:span>o <text:span text:style-name="T32">czym</text:span> uruch<text:span text:style-name="T32">o</text:span>mi<text:span text:style-name="T32"> się</text:span> terminal cutecom, który działa na komputerze lokalnym, ale wyświetla się na komputerze zdalnym. Okno terminala, w którym podaliśmy hasło<text:span text:style-name="T32">,</text:span> należy pozostawić na czas, kiedy używamy cutecom<text:span text:style-name="T32">, żeby nie zakłócać pracy ssh.</text:span><text:span text:style-name="T35"> </text:span></text:p>
      <text:p text:style-name="P41">Sterowanie zasilaczami jest możliwe tylko z jednego komputera w danym momencie.</text:p>
      <text:p text:style-name="P42">6. Terminal cutecom ma dodatkowe <text:span text:style-name="T36">ułatwienie w postaci </text:span>histori<text:span text:style-name="T36">i</text:span> komend<text:span text:style-name="T36"> </text:span>(<text:span text:style-name="T36">pole </text:span>u góry). <text:s/>Możemy przywoływać komendy z historii w celu natychmiastowego wykonania (dwuklik), albo w celu edycji (pojedyncze kliknięcie) w polu Input.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13T13:08:19.202708938</dc:date>
    <meta:editing-duration>PT7H12M3S</meta:editing-duration>
    <meta:editing-cycles>78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0" meta:object-count="0" meta:page-count="2" meta:paragraph-count="63" meta:word-count="479" meta:character-count="3362" meta:non-whitespace-character-count="2937"/>
  </office:meta>
</office:document-meta>
</file>